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417378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55cm, 3.39cm, 12.536cm, 2.82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1cm" svg:height="20.599cm" svg:x="1.092cm" svg:y="2.592cm">
          <draw:image xlink:href="Pictures/10000000000005E8000007E04417378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0:11.447559824</dc:date>
    <meta:editing-duration>PT3M42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